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UseCase #1:Login</text:p>
      <text:p text:style-name="Standard">This functionality is shown by the method:</text:p>
      <text:p text:style-name="Standard"><text:tab/>testLogin in UserControllerTest</text:p>
      <text:p text:style-name="Standard"><text:s text:c="8"/></text:p>
      <text:p text:style-name="Standard">TestUseCase #2: Manage Profile</text:p>
      <text:p text:style-name="Standard">This functionality is shown by the method:</text:p>
      <text:p text:style-name="Standard"><text:tab/>testEditUser in UserControllerTest</text:p>
      <text:p text:style-name="Standard"><text:s text:c="4"/></text:p>
      <text:p text:style-name="Standard">TestUseCase #3: Search</text:p>
      <text:p text:style-name="Standard">This functionality is shown by the class:</text:p>
      <text:p text:style-name="Standard"><text:tab/>SearchControllerTest which makes sure</text:p>
      <text:p text:style-name="Standard"><text:tab/>each test parameter is running correctly</text:p>
      <text:p text:style-name="Standard"><text:s text:c="4"/></text:p>
      <text:p text:style-name="Standard">TestUseCase #4: Manage Saved Schools</text:p>
      <text:p text:style-name="Standard">This functionality is shown by the methods:</text:p>
      <text:p text:style-name="Standard"><text:tab/>testAddUserSchool in UserControllerTest</text:p>
      <text:p text:style-name="Standard"><text:tab/>testRemoveUserSchool in UserControllerTest</text:p>
      <text:p text:style-name="Standard"><text:tab/>testGetAllSavedSchools in UserControllerTest</text:p>
      <text:p text:style-name="Standard"><text:s text:c="4"/></text:p>
      <text:p text:style-name="Standard">TestUseCase #5: Manage Universities</text:p>
      <text:p text:style-name="Standard">This functionality is shown by the methods:</text:p>
      <text:p text:style-name="Standard"><text:tab/>testAddUniversity in AdminControllerTest</text:p>
      <text:p text:style-name="Standard"><text:tab/>testAddUniversityEmphasis in AdminControllerTest</text:p>
      <text:p text:style-name="Standard"><text:tab/>testEditUniversity in AdminControllerTest</text:p>
      <text:p text:style-name="Standard"><text:tab/>testEditUniversityEmphases in AdminControllerTest</text:p>
      <text:p text:style-name="Standard"><text:tab/>testGetAllUniversities in AdminControllerTest</text:p>
      <text:p text:style-name="Standard"><text:s text:c="4"/></text:p>
      <text:p text:style-name="Standard">TestUseCase #6: Manage Users</text:p>
      <text:p text:style-name="Standard">This functionality is shown by the methods:</text:p>
      <text:p text:style-name="Standard"><text:tab/>testAddUser in AdminControllerTest</text:p>
      <text:p text:style-name="Standard"><text:tab/>testDeactivateUser_int in AdminControllerTest</text:p>
      <text:p text:style-name="Standard"><text:tab/>testDeactivateUser_String in AdminControllerTest</text:p>
      <text:p text:style-name="Standard"><text:tab/>testEditUser in AdminControllerTest</text:p>
      <text:p text:style-name="Standard"><text:tab/>testEditUserByAdmin in AdminControllerTest</text:p>
      <text:p text:style-name="Standard"><text:tab/>testGetSpecificUser_Integer in AdminControllerTest</text:p>
      <text:p text:style-name="Standard"><text:tab/>testGetSpecificUser_String in AdminControllerTest</text:p>
      <text:p text:style-name="Standard"/>
      <text:p text:style-name="Standard">TestUseCase #7: View Results</text:p>
      <text:p text:style-name="Standard">This functionality is shown by the class:</text:p>
      <text:p text:style-name="Standard"><text:tab/>SearchControllerTest which makes</text:p>
      <text:p text:style-name="Standard"><text:tab/>the necessary Schools available to view</text:p>
      <text:p text:style-name="Standard"/>
      <text:p text:style-name="Standard">TestUseCase #8: View Additional School Info and Recommended Schools</text:p>
      <text:p text:style-name="Standard"><text:tab/>This functionality is shown by the class:</text:p>
      <text:p text:style-name="Standard"><text:tab/>FiveRecSearchControllerTest which</text:p>
      <text:p text:style-name="Standard"><text:tab/>takes a school and finds the five most</text:p>
      <text:p text:style-name="Standard"><text:tab/>similar ones</text:p>
      <text:p text:style-name="Standard"><text:s text:c="4"/></text:p>
      <text:p text:style-name="Standard">TestUseCase #9: Save School</text:p>
      <text:p text:style-name="Standard"><text:soft-page-break/><text:tab/>This functionality is shown by the method:</text:p>
      <text:p text:style-name="Standard"><text:tab/>testAddUserSchool in UserControllerTest</text:p>
      <text:p text:style-name="Standard"><text:s text:c="4"/></text:p>
      <text:p text:style-name="Standard">TestUseCase #10: View Additional School Info</text:p>
      <text:p text:style-name="Standard"><text:tab/>This functionality is shown by the method:</text:p>
      <text:p text:style-name="Standard"><text:tab/>testGetAllSavedSchools in UserControllerTest</text:p>
      <text:p text:style-name="Standard"><text:s text:c="4"/></text:p>
      <text:p text:style-name="Standard">TestUseCase #11: Remove School</text:p>
      <text:p text:style-name="Standard"><text:tab/>This functionality is shown by the method:</text:p>
      <text:p text:style-name="Standard"><text:tab/>testRemoveUserSchool in UserControllerTest</text:p>
      <text:p text:style-name="Standard"><text:s text:c="4"/></text:p>
      <text:p text:style-name="Standard">TestUseCase #12: Add User</text:p>
      <text:p text:style-name="Standard"><text:tab/>This functionality is shown by the method:</text:p>
      <text:p text:style-name="Standard"><text:tab/>testAddUser in AdminControllerTest</text:p>
      <text:p text:style-name="Standard"><text:s text:c="4"/></text:p>
      <text:p text:style-name="Standard">TestUseCase #13: Edit User</text:p>
      <text:p text:style-name="Standard"><text:tab/>This functionality is shown by the methods:</text:p>
      <text:p text:style-name="Standard"><text:tab/>testEditUser in AdminControllerTest</text:p>
      <text:p text:style-name="Standard"><text:tab/>testEditUserByAdmin in AdminControllerTest</text:p>
      <text:p text:style-name="Standard"><text:s text:c="4"/></text:p>
      <text:p text:style-name="Standard">TestUseCase #14: Deactivate User</text:p>
      <text:p text:style-name="Standard"><text:tab/>This functionality is shown by the methods:</text:p>
      <text:p text:style-name="Standard"><text:tab/>testDeactivateUser_int in AdminControllerTest</text:p>
      <text:p text:style-name="Standard"><text:tab/>testDeactivateUser_String in AdminControllerTest</text:p>
      <text:p text:style-name="Standard"><text:s text:c="4"/></text:p>
      <text:p text:style-name="Standard">TestUseCase #15: Add School</text:p>
      <text:p text:style-name="Standard"><text:tab/>This functionality is shown by the methods:</text:p>
      <text:p text:style-name="Standard"><text:tab/>testAddUniversity in AdminControllerTest</text:p>
      <text:p text:style-name="Standard"><text:tab/>testAddUniversityEmphasis in AdminControllerTest</text:p>
      <text:p text:style-name="Standard"><text:s text:c="4"/></text:p>
      <text:p text:style-name="Standard">TestUseCase #16: Edit School</text:p>
      <text:p text:style-name="Standard"><text:tab/>This functionality is shown by the methods:</text:p>
      <text:p text:style-name="Standard"><text:tab/>testEditUniversity in AdminControllerTest</text:p>
      <text:p text:style-name="Standard"><text:tab/>testEditUniversityEmphases in AdminControllerTest</text:p>
      <text:p text:style-name="Standard"><text:s text:c="4"/></text:p>
      <text:p text:style-name="Standard">TestUseCase #17: Edit User by User</text:p>
      <text:p text:style-name="Standard"><text:tab/>This functionality is shown by the methods:</text:p>
      <text:p text:style-name="Standard"><text:tab/>testEditUser in UserControllerTest</text:p>
      <text:p text:style-name="Standard">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eston Hardy</meta:initial-creator>
    <meta:creation-date>2012-04-11T22:10:49</meta:creation-date>
    <meta:document-statistic meta:table-count="0" meta:image-count="0" meta:object-count="0" meta:page-count="2" meta:paragraph-count="86" meta:word-count="315" meta:character-count="2857"/>
    <dc:date>2012-04-11T22:17:21</dc:date>
    <dc:creator>Preston Hardy</dc:creator>
    <meta:editing-duration>PT20S</meta:editing-duration>
    <meta:editing-cycles>1</meta:editing-cycles>
    <meta:generator>OpenOffice.org/3.3$Unix OpenOffice.org_project/330m20$Build-9567</meta:generator>
  </office:meta>
</office:document-meta>
</file>